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 style:data-style-name="N108">
      <style:table-cell-properties fo:background-color="#ffff00"/>
    </style:style>
    <style:style style:name="T1" style:family="text">
      <style:text-properties style:font-name="Liberation Sans"/>
    </style:style>
  </office:automatic-styles>
  <office:body>
    <office:spreadsheet>
      <table:table table:name="Summary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</text:p>
            <text:p>2.0</text:p>
          </table:table-cell>
          <table:table-cell table:style-name="ce7"/>
          <table:table-cell table:style-name="ce7" office:value-type="string" calcext:value-type="string">
            <text:p>OBX IDE </text:p>
            <text:p>0.7.21</text:p>
          </table:table-cell>
          <table:table-cell table:style-name="ce7"/>
          <table:table-cell table:style-name="ce7" office:value-type="string" calcext:value-type="string">
            <text:p>OBXLJ</text:p>
            <text:p>2021-07-11</text:p>
          </table:table-cell>
          <table:table-cell table:style-name="ce7" table:number-columns-repeated="1000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table:number-columns-repeated="2"/>
          <table:table-cell table:number-columns-repeated="997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5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0" office:value-type="float" office:value="1" calcext:value-type="float">
            <text:p>1.0</text:p>
          </table:table-cell>
          <table:table-cell office:value-type="float" office:value="116" calcext:value-type="float">
            <text:p>116</text:p>
          </table:table-cell>
          <table:table-cell table:style-name="ce10" table:formula="of:=[.I3]/[.G3]" office:value-type="float" office:value="0.333333333333333" calcext:value-type="float">
            <text:p>0.3</text:p>
          </table:table-cell>
          <table:table-cell office:value-type="float" office:value="113" calcext:value-type="float">
            <text:p>113</text:p>
          </table:table-cell>
          <table:table-cell table:style-name="ce10" table:formula="of:=[.K3]/[.G3]" office:value-type="float" office:value="0.324712643678161" calcext:value-type="float">
            <text:p>0.3</text:p>
          </table:table-cell>
          <table:table-cell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19897" calcext:value-type="float">
            <text:p>19'897</text:p>
          </table:table-cell>
          <table:table-cell table:style-name="ce10" table:formula="of:=[.I4]/[.G4]" office:value-type="float" office:value="0.501120765646644" calcext:value-type="float">
            <text:p>0.5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K4]/[.G4]" office:value-type="float" office:value="0.573857196826596" calcext:value-type="float">
            <text:p>0.6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165632" calcext:value-type="float">
            <text:p>165'632</text:p>
          </table:table-cell>
          <table:table-cell table:style-name="ce10" table:formula="of:=[.I5]/[.G5]" office:value-type="float" office:value="21.07545489248" calcext:value-type="float">
            <text:p>21.1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K5]/[.G5]" office:value-type="float" office:value="20.6894006871103" calcext:value-type="float">
            <text:p>20.7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4440679" calcext:value-type="float">
            <text:p>4'440'679</text:p>
          </table:table-cell>
          <table:table-cell table:style-name="ce10" table:formula="of:=[.I6]/[.G6]" office:value-type="float" office:value="0.542514806923581" calcext:value-type="float">
            <text:p>0.5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K6]/[.G6]" office:value-type="float" office:value="0.542639053138775" calcext:value-type="float">
            <text:p>0.5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10610" calcext:value-type="float">
            <text:p>10'610</text:p>
          </table:table-cell>
          <table:table-cell table:style-name="ce10" table:formula="of:=[.I7]/[.G7]" office:value-type="float" office:value="0.71927326960884" calcext:value-type="float">
            <text:p>0.7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K7]/[.G7]" office:value-type="float" office:value="0.821774794929157" calcext:value-type="float">
            <text:p>0.8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145" calcext:value-type="float">
            <text:p>145</text:p>
          </table:table-cell>
          <table:table-cell table:style-name="ce10" table:formula="of:=[.I8]/[.G8]" office:value-type="float" office:value="0.582329317269076" calcext:value-type="float">
            <text:p>0.6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K8]/[.G8]" office:value-type="float" office:value="0.759036144578313" calcext:value-type="float">
            <text:p>0.8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5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651" calcext:value-type="float">
            <text:p>651</text:p>
          </table:table-cell>
          <table:table-cell table:style-name="ce10" table:formula="of:=[.I9]/[.G9]" office:value-type="float" office:value="0.96301775147929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K9]/[.G9]" office:value-type="float" office:value="0.985207100591716" calcext:value-type="float">
            <text:p>1.0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K11]/[.G11]" office:value-type="float" office:value="0.625" calcext:value-type="float">
            <text:p>0.6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526" calcext:value-type="float">
            <text:p>526</text:p>
          </table:table-cell>
          <table:table-cell table:style-name="ce10" table:formula="of:=[.I12]/[.G12]" office:value-type="float" office:value="1.60365853658537" calcext:value-type="float">
            <text:p>1.6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K12]/[.G12]" office:value-type="float" office:value="1.72560975609756" calcext:value-type="float">
            <text:p>1.7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305" calcext:value-type="float">
            <text:p>305</text:p>
          </table:table-cell>
          <table:table-cell table:style-name="ce10" table:formula="of:=[.I13]/[.G13]" office:value-type="float" office:value="1.02693602693603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K13]/[.G13]" office:value-type="float" office:value="1" calcext:value-type="float">
            <text:p>1.0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I14]/[.G14]" office:value-type="float" office:value="0.722689075630252" calcext:value-type="float">
            <text:p>0.7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K14]/[.G14]" office:value-type="float" office:value="0.781512605042017" calcext:value-type="float">
            <text:p>0.8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2219" calcext:value-type="float">
            <text:p>2'219</text:p>
          </table:table-cell>
          <table:table-cell table:style-name="ce10" table:formula="of:=[.I15]/[.G15]" office:value-type="float" office:value="1.00772025431426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K15]/[.G15]" office:value-type="float" office:value="1.00544959128065" calcext:value-type="float">
            <text:p>1.0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4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0" office:value-type="float" office:value="1" calcext:value-type="float">
            <text:p>1.0</text:p>
          </table:table-cell>
          <table:table-cell table:style-name="ce9" office:value-type="float" office:value="524" calcext:value-type="float">
            <text:p>524</text:p>
          </table:table-cell>
          <table:table-cell table:style-name="ce10" table:formula="of:=[.I16]/[.G16]" office:value-type="float" office:value="1.75250836120401" calcext:value-type="float">
            <text:p>1.8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K16]/[.G16]" office:value-type="float" office:value="1.69565217391304" calcext:value-type="float">
            <text:p>1.7</text:p>
          </table:table-cell>
          <table:table-cell table:style-name="ce9" office:value-type="string" calcext:value-type="string">
            <text:p>seg fault each other run</text:p>
          </table:table-cell>
          <table:table-cell table:style-name="ce10"/>
          <table:table-cell table:number-columns-repeated="997"/>
        </table:table-row>
        <table:table-row table:style-name="ro2">
          <table:table-cell table:number-columns-repeated="1011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1397" calcext:value-type="float">
            <text:p>4'641'397</text:p>
          </table:table-cell>
          <table:table-cell table:style-name="ce10" table:formula="of:=[.I18]/[.G18]" office:value-type="float" office:value="0.562443386329687" calcext:value-type="float">
            <text:p>0.6</text:p>
          </table:table-cell>
          <table:table-cell table:style-name="ce9" table:formula="of:=SUM([.K3:.K16])" office:value-type="float" office:value="4643853" calcext:value-type="float">
            <text:p>4'643'853</text:p>
          </table:table-cell>
          <table:table-cell table:style-name="ce10" table:formula="of:=[.K18]/[.G18]" office:value-type="float" office:value="0.562741003826493" calcext:value-type="float">
            <text:p>0.6</text:p>
          </table:table-cell>
          <table:table-cell table:style-name="ce9"/>
          <table:table-cell table:style-name="ce10"/>
          <table:table-cell table:number-columns-repeated="997"/>
        </table:table-row>
        <table:table-row table:style-name="ro2">
          <table:table-cell office:value-type="string" calcext:value-type="string">
            <text:p>geomean of average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3" office:value-type="float" office:value="1" calcext:value-type="float">
            <text:p>1.0</text:p>
          </table:table-cell>
          <table:table-cell table:style-name="ce9"/>
          <table:table-cell table:style-name="ce13" table:formula="of:=GEOMEAN([.J3:.J16])" office:value-type="float" office:value="1.00085453361375" calcext:value-type="float">
            <text:p>1.0</text:p>
          </table:table-cell>
          <table:table-cell table:style-name="ce9"/>
          <table:table-cell table:style-name="ce13" table:formula="of:=GEOMEAN([.L3:.L16])" office:value-type="float" office:value="1.04481652512334" calcext:value-type="float">
            <text:p>1.0</text:p>
          </table:table-cell>
          <table:table-cell table:style-name="ce9"/>
          <table:table-cell table:style-name="ce13"/>
          <table:table-cell table:number-columns-repeated="997"/>
        </table:table-row>
        <table:table-row table:style-name="ro2">
          <table:table-cell table:number-columns-repeated="1011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asurements done on 2021-07-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09"/>
        </table:table-row>
        <table:table-row table:style-name="ro2" table:number-rows-repeated="1048544">
          <table:table-cell table:number-columns-repeated="1011"/>
        </table:table-row>
        <table:table-row table:style-name="ro2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1.483cm" fo:margin-right="1.305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0-10-12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1">00.00.0000</text:date>, <text:time style:data-style-name="N2" text:time-value="22:33:30.260636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07-11T22:45:31.074630585</dc:date>
    <dc:creator>Rochus Keller</dc:creator>
    <meta:editing-duration>PT6H4M23S</meta:editing-duration>
    <meta:editing-cycles>132</meta:editing-cycles>
    <meta:generator>LibreOffice/4.2.8.2$Linux_x86 LibreOffice_project/420m0$Build-2</meta:generator>
    <meta:document-statistic meta:table-count="1" meta:cell-count="219" meta:object-count="0"/>
  </office:meta>
</office:document-meta>
</file>